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347" officeooo:paragraph-rsid="001b2565"/>
    </style:style>
    <style:style style:name="P2" style:family="paragraph" style:parent-style-name="Header">
      <style:text-properties fo:font-size="8pt" officeooo:rsid="00194347" officeooo:paragraph-rsid="001b2565"/>
    </style:style>
    <style:style style:name="P3" style:family="paragraph" style:parent-style-name="Standard">
      <style:text-properties fo:font-size="8pt"/>
    </style:style>
    <style:style style:name="T1" style:family="text">
      <style:text-properties officeooo:rsid="000beadc"/>
    </style:style>
    <style:style style:name="T2" style:family="text">
      <style:text-properties officeooo:rsid="001b2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@charset "UTF-8";</text:p>
      <text:p text:style-name="P3">ul#album-fotos {</text:p>
      <text:p text:style-name="P3"><text:s text:c="4"/>width: 700px;</text:p>
      <text:p text:style-name="P3"><text:s text:c="4"/>margin: 0 auto;</text:p>
      <text:p text:style-name="P3"><text:s text:c="4"/>padding: 50px;</text:p>
      <text:p text:style-name="P3"><text:s text:c="4"/>overflow: hidden;</text:p>
      <text:p text:style-name="P3"><text:s text:c="4"/>list-style: none;</text:p>
      <text:p text:style-name="P3">}</text:p>
      <text:p text:style-name="P3">ul#album-fotos li {</text:p>
      <text:p text:style-name="P3"><text:s text:c="4"/>float: left;</text:p>
      <text:p text:style-name="P3"><text:s text:c="4"/>width: 200px;</text:p>
      <text:p text:style-name="P3"><text:s text:c="4"/>height: 200px;</text:p>
      <text:p text:style-name="P3"><text:s text:c="4"/>margin: 10px;</text:p>
      <text:p text:style-name="P3"><text:s text:c="4"/>border: 5px solid #ffffff;</text:p>
      <text:p text:style-name="P3"><text:s text:c="4"/>background-attachment: #ffffff;</text:p>
      <text:p text:style-name="P3"><text:s text:c="4"/>box-shadow: 1px 1px 3px rgba(0,0,0,.4);</text:p>
      <text:p text:style-name="P3"><text:s text:c="4"/>-webkit-transition: all .4s ease-in;</text:p>
      <text:p text:style-name="P3">}</text:p>
      <text:p text:style-name="P3"/>
      <text:p text:style-name="P3">ul#album-fotos li span {</text:p>
      <text:p text:style-name="P3"><text:s text:c="4"/>opacity: 0;</text:p>
      <text:p text:style-name="P3"><text:s text:c="4"/>color: #ffffff;</text:p>
      <text:p text:style-name="P3"><text:s text:c="4"/>text-shadow: 1px 1px 1px #000000;</text:p>
      <text:p text:style-name="P3"><text:s text:c="4"/>background-color: rgba(0,0,0,0.4);</text:p>
      <text:p text:style-name="P3"><text:s text:c="4"/>font-size: 9pt;</text:p>
      <text:p text:style-name="P3"><text:s text:c="4"/>line-height: 370px;</text:p>
      <text:p text:style-name="P3"><text:s text:c="4"/>padding: 5px;</text:p>
      <text:p text:style-name="P3">}</text:p>
      <text:p text:style-name="P3">/*quando passar o mouse em cima da foto, aparece a legenda ou SPAN*/</text:p>
      <text:p text:style-name="P3">ul#album-fotos li:hover span {</text:p>
      <text:p text:style-name="P3"><text:s text:c="4"/>opacity: 1;</text:p>
      <text:p text:style-name="P3">}</text:p>
      <text:p text:style-name="P3">/*ZOOM PARA CADA IMAGEM*/</text:p>
      <text:p text:style-name="P3">ul#album-fotos li:hover {</text:p>
      <text:p text:style-name="P3"><text:s text:c="4"/>-webkit-transform: scale(1.5);</text:p>
      <text:p text:style-name="P3">}</text:p>
      <text:p text:style-name="P3"/>
      <text:p text:style-name="P3">/*aumentando a imagem da foto 01 para o centro*/</text:p>
      <text:p text:style-name="P3">ul#album-fotos li#foto01 {</text:p>
      <text:p text:style-name="P3"><text:s text:c="4"/>background: url('../_imagens/galeria-01.jpg') no-repeat;</text:p>
      <text:p text:style-name="P3"><text:s text:c="4"/>background-position: 50% 50%;</text:p>
      <text:p text:style-name="P3"><text:s text:c="4"/>background-size: 400px 400px;</text:p>
      <text:p text:style-name="P3"><text:s text:c="4"/>background-color: #ffffff;</text:p>
      <text:p text:style-name="P3">}</text:p>
      <text:p text:style-name="P3">/*dimunuindo a imagem da foto 01 para o centro*/</text:p>
      <text:p text:style-name="P3">ul#album-fotos li#foto01:hover {</text:p>
      <text:p text:style-name="P3">background-position: 0px 0px;</text:p>
      <text:p text:style-name="P3">background-size: 200px 200px;</text:p>
      <text:p text:style-name="P3">}</text:p>
      <text:p text:style-name="P3"/>
      <text:p text:style-name="P3">/*aumentando a imagem da foto 02 para o centro*/</text:p>
      <text:p text:style-name="P3">ul#album-fotos li#foto02 {</text:p>
      <text:p text:style-name="P3"><text:s text:c="4"/>background: url('../_imagens/galeria-02.jpg') no-repeat;</text:p>
      <text:p text:style-name="P3"><text:s text:c="4"/>background-position: 50% 50%;</text:p>
      <text:p text:style-name="P3"><text:s text:c="4"/>background-size: 400px 400px;</text:p>
      <text:p text:style-name="P3"><text:s text:c="4"/>background-color: #ffffff;</text:p>
      <text:p text:style-name="P3">}</text:p>
      <text:p text:style-name="P3"/>
      <text:p text:style-name="P3">/*dimunuindo a imagem da foto 02 para o centro*/</text:p>
      <text:p text:style-name="P3">ul#album-fotos li#foto02:hover {</text:p>
      <text:p text:style-name="P3">background-position: 0px 0px;</text:p>
      <text:p text:style-name="P3">background-size: 200px 200px;</text:p>
      <text:p text:style-name="P3">}</text:p>
      <text:p text:style-name="P3"/>
      <text:p text:style-name="P3">/*aumentando a imagem da foto 03 para o centro*/</text:p>
      <text:p text:style-name="P3">ul#album-fotos li#foto03 {</text:p>
      <text:p text:style-name="P3"><text:s text:c="4"/>background: url('../_imagens/galeria-03.jpg') no-repeat;</text:p>
      <text:p text:style-name="P3"><text:s text:c="4"/>background-position: 50% 50%;</text:p>
      <text:p text:style-name="P3"><text:s text:c="4"/>background-size: 400px 400px;</text:p>
      <text:p text:style-name="P3"><text:s text:c="4"/>background-color: #ffffff;</text:p>
      <text:p text:style-name="P3">}</text:p>
      <text:p text:style-name="P3"/>
      <text:p text:style-name="P3">/*dimunuindo a imagem da foto 03 para o centro*/</text:p>
      <text:p text:style-name="P3">ul#album-fotos li#foto03:hover {</text:p>
      <text:p text:style-name="P3"><text:s text:c="4"/>background-position: 0px 0px;</text:p>
      <text:p text:style-name="P3"><text:soft-page-break/><text:s text:c="4"/>background-size: 200px 200px;</text:p>
      <text:p text:style-name="P3"><text:s text:c="4"/>}</text:p>
      <text:p text:style-name="P3"/>
      <text:p text:style-name="P3">/*aumentando a imagem da foto 04 para o centro*/</text:p>
      <text:p text:style-name="P3">ul#album-fotos li#foto04 {</text:p>
      <text:p text:style-name="P3"><text:s text:c="4"/>background: url('../_imagens/galeria-04.jpg') no-repeat;</text:p>
      <text:p text:style-name="P3"><text:s text:c="4"/>background-position: 50% 50%;</text:p>
      <text:p text:style-name="P3"><text:s text:c="4"/>background-size: 400px 400px;</text:p>
      <text:p text:style-name="P3"><text:s text:c="4"/>background-color: #ffffff;</text:p>
      <text:p text:style-name="P3">}</text:p>
      <text:p text:style-name="P3"/>
      <text:p text:style-name="P3">/*dimunuindo a imagem da foto 04 para o centro*/</text:p>
      <text:p text:style-name="P3">ul#album-fotos li#foto04:hover {</text:p>
      <text:p text:style-name="P3"><text:s text:c="4"/>background-position: 0px 0px;</text:p>
      <text:p text:style-name="P3"><text:s text:c="4"/>background-size: 200px 200px;</text:p>
      <text:p text:style-name="P3"><text:s text:c="4"/>}</text:p>
      <text:p text:style-name="P3"/>
      <text:p text:style-name="P3">/*aumentando a imagem da foto 05 para o centro*/</text:p>
      <text:p text:style-name="P3">ul#album-fotos li#foto05 {</text:p>
      <text:p text:style-name="P3"><text:s text:c="4"/>background: url('../_imagens/galeria-05.jpg') no-repeat;</text:p>
      <text:p text:style-name="P3"><text:s text:c="4"/>background-position: 50% 50%;</text:p>
      <text:p text:style-name="P3"><text:s text:c="4"/>background-size: 400px 400px;</text:p>
      <text:p text:style-name="P3"><text:s text:c="4"/>background-color: #ffffff;</text:p>
      <text:p text:style-name="P3">}</text:p>
      <text:p text:style-name="P3"/>
      <text:p text:style-name="P3">/*dimunuindo a imagem da foto 05 para o centro*/</text:p>
      <text:p text:style-name="P3">ul#album-fotos li#foto05:hover {</text:p>
      <text:p text:style-name="P3"><text:s text:c="4"/>background-position: 0px 0px;</text:p>
      <text:p text:style-name="P3"><text:s text:c="4"/>background-size: 200px 200px;</text:p>
      <text:p text:style-name="P3"><text:s text:c="4"/>}</text:p>
      <text:p text:style-name="P3"/>
      <text:p text:style-name="P3">/*aumentando a imagem da foto 06 para o centro*/</text:p>
      <text:p text:style-name="P3">ul#album-fotos li#foto06 {</text:p>
      <text:p text:style-name="P3"><text:s text:c="4"/>background: url('../_imagens/galeria-06.jpg') no-repeat;</text:p>
      <text:p text:style-name="P3"><text:s text:c="4"/>background-position: 50% 50%;</text:p>
      <text:p text:style-name="P3"><text:s text:c="4"/>background-size: 400px 400px;</text:p>
      <text:p text:style-name="P3"><text:s text:c="4"/>background-color: #ffffff;</text:p>
      <text:p text:style-name="P3">}</text:p>
      <text:p text:style-name="P3">/*dimunuindo a imagem da foto 06 para o centro*/</text:p>
      <text:p text:style-name="P3">ul#album-fotos li#foto06:hover {</text:p>
      <text:p text:style-name="P3"><text:s text:c="4"/>background-position: 0px 0px;</text:p>
      <text:p text:style-name="P3"><text:s text:c="4"/>background-size: 200px 200px;</text:p>
      <text:p text:style-name="P3"><text:s text:c="4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94347" officeooo:paragraph-rsid="001b2565"/>
    </style:style>
    <style:style style:name="MP2" style:family="paragraph" style:parent-style-name="Header">
      <style:text-properties officeooo:rsid="00194347" officeooo:paragraph-rsid="001b2565"/>
    </style:style>
    <style:style style:name="MT1" style:family="text">
      <style:text-properties officeooo:rsid="000beadc"/>
    </style:style>
    <style:style style:name="MT2" style:family="text">
      <style:text-properties officeooo:rsid="001b25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TML, CSS3 e JAVAScript</text:p>
        <text:p text:style-name="MP2">Configuração <text:span text:style-name="MT1">do </text:span><text:span text:style-name="MT2">Álbum Fotos - CS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26:53.503000000</meta:creation-date>
    <dc:date>2025-04-03T08:29:02.993000000</dc:date>
    <meta:editing-duration>PT2M9S</meta:editing-duration>
    <meta:editing-cycles>1</meta:editing-cycles>
    <meta:document-statistic meta:table-count="0" meta:image-count="0" meta:object-count="0" meta:page-count="2" meta:paragraph-count="109" meta:word-count="363" meta:character-count="3082" meta:non-whitespace-character-count="2596"/>
    <meta:generator>LibreOffice/7.5.5.2$Windows_X86_64 LibreOffice_project/ca8fe7424262805f223b9a2334bc7181abbcbf5e</meta:generator>
  </office:meta>
</office:document-meta>
</file>